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4cm" fo:min-width="0.49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82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8.75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1.3cm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16cm" fo:min-width="0.0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omyślnie">
        <draw:polygon draw:style-name="gr1" draw:text-style-name="P1" draw:layer="layout" svg:width="4.999cm" svg:height="8.999cm" svg:x="5cm" svg:y="3cm" svg:viewBox="0 0 5000 9000" draw:points="0,0 5000,0 5000,6000 4500,6000 4500,9000 500,9000 500,6000 0,6000">
          <text:p/>
        </draw:polygon>
        <draw:custom-shape draw:style-name="gr2" draw:text-style-name="P1" draw:layer="layout" svg:width="0.2cm" svg:height="2cm" svg:x="9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2cm" svg:x="5.3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6.831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5.601cm" svg:y="3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5.6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5.6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5.6cm" svg:y="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5.6cm" svg:y="6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8.798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8.8cm" svg:y="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8.8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8.8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1cm" svg:height="0.61cm" svg:x="8.8cm" svg:y="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cm" svg:height="9cm" svg:x="14.7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cm" svg:height="2cm" svg:x="12.9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cm" svg:height="0.8cm" svg:x="13.4cm" svg:y="1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0:44:54.143836473</meta:creation-date>
    <dc:date>2017-05-21T12:35:28.848060525</dc:date>
    <meta:editing-duration>PT1H35M11S</meta:editing-duration>
    <meta:editing-cycles>3</meta:editing-cycles>
    <meta:generator>LibreOffice/5.1.6.2$Linux_X86_64 LibreOffice_project/10m0$Build-2</meta:generator>
    <meta:document-statistic meta:object-count="17"/>
  </office:meta>
</office:document-meta>
</file>